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8000002207583DC70BED7B3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1cm" svg:height="15.691cm" svg:x="3.5cm" svg:y="0.059cm">
          <draw:image xlink:href="Pictures/10000000000002D8000002207583DC70BED7B3C8.png" xlink:type="simple" xlink:show="embed" xlink:actuate="onLoad" draw:mime-type="image/png">
            <text:p/>
          </draw:image>
        </draw:frame>
        <draw:frame draw:style-name="gr2" draw:text-style-name="P2" draw:layer="layout" svg:width="2.5cm" svg:height="1.361cm" svg:x="0cm" svg:y="0.139cm">
          <draw:text-box>
            <text:p><text:span text:style-name="T1">Max: 52</text:span></text:p>
            <text:p><text:span text:style-name="T1">Max: 2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8T14:11:47.355000000</dc:date>
    <meta:editing-duration>PT4M9S</meta:editing-duration>
    <meta:editing-cycles>1</meta:editing-cycles>
    <meta:document-statistic meta:object-count="25"/>
    <meta:generator>LibreOffice/7.1.5.2$Windows_X86_64 LibreOffice_project/85f04e9f809797b8199d13c421bd8a2b025d52b5</meta:generator>
  </office:meta>
</office:document-meta>
</file>